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hurjati" svg:font-family="Dhurjati" style:font-pitch="variable"/>
    <style:font-face style:name="Gargi" svg:font-family="Garg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423f3" officeooo:paragraph-rsid="001423f3"/>
    </style:style>
    <style:style style:name="P2" style:family="paragraph" style:parent-style-name="Standard">
      <style:text-properties officeooo:rsid="001423f3" officeooo:paragraph-rsid="001423f3"/>
    </style:style>
    <style:style style:name="P3" style:family="paragraph" style:parent-style-name="Text_20_body">
      <style:text-properties officeooo:rsid="001423f3" officeooo:paragraph-rsid="001423f3"/>
    </style:style>
    <style:style style:name="P4" style:family="paragraph" style:parent-style-name="Standard">
      <style:text-properties officeooo:rsid="00169dc9" officeooo:paragraph-rsid="00169dc9"/>
    </style:style>
    <style:style style:name="P5" style:family="paragraph" style:parent-style-name="Text_20_body">
      <style:text-properties fo:language="fr" fo:country="FR"/>
    </style:style>
    <style:style style:name="P6" style:family="paragraph" style:parent-style-name="Text_20_body">
      <style:text-properties officeooo:rsid="0015bafc" officeooo:paragraph-rsid="0015bafc"/>
    </style:style>
    <style:style style:name="P7" style:family="paragraph" style:parent-style-name="Text_20_body">
      <style:text-properties officeooo:paragraph-rsid="0015baf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paragraph-rsid="00169dc9"/>
    </style:style>
    <style:style style:name="P10" style:family="paragraph" style:parent-style-name="Text_20_body">
      <style:text-properties officeooo:rsid="00197693" officeooo:paragraph-rsid="00197693"/>
    </style:style>
    <style:style style:name="P11" style:family="paragraph" style:parent-style-name="Text_20_body">
      <style:text-properties officeooo:rsid="00197693" officeooo:paragraph-rsid="001c072b"/>
    </style:style>
    <style:style style:name="P12" style:family="paragraph" style:parent-style-name="Text_20_body">
      <style:text-properties fo:font-size="10pt" fo:font-style="normal" officeooo:rsid="00197693" officeooo:paragraph-rsid="00197693" style:font-size-asian="10pt" style:font-style-asian="normal" style:font-size-complex="10pt" style:font-style-complex="normal"/>
    </style:style>
    <style:style style:name="P13" style:family="paragraph" style:parent-style-name="Text_20_body">
      <style:text-properties officeooo:paragraph-rsid="00197693"/>
    </style:style>
    <style:style style:name="P14" style:family="paragraph" style:parent-style-name="Heading_20_1">
      <style:paragraph-properties fo:text-align="center" style:justify-single-word="false"/>
      <style:text-properties style:font-name="Gargi"/>
    </style:style>
    <style:style style:name="P15" style:family="paragraph" style:parent-style-name="Standard">
      <style:text-properties officeooo:rsid="001f459f" officeooo:paragraph-rsid="001f459f"/>
    </style:style>
    <style:style style:name="P16" style:family="paragraph" style:parent-style-name="Standard">
      <style:text-properties officeooo:rsid="001f459f" officeooo:paragraph-rsid="00218f3f"/>
    </style:style>
    <style:style style:name="P17" style:family="paragraph" style:parent-style-name="Standard" style:list-style-name="L3">
      <style:text-properties officeooo:paragraph-rsid="001f459f"/>
    </style:style>
    <style:style style:name="P18" style:family="paragraph" style:parent-style-name="Standard" style:list-style-name="L3">
      <style:text-properties officeooo:paragraph-rsid="0021774b"/>
    </style:style>
    <style:style style:name="P19" style:family="paragraph" style:parent-style-name="Standard" style:list-style-name="L4">
      <style:text-properties officeooo:paragraph-rsid="00218f3f"/>
    </style:style>
    <style:style style:name="P20" style:family="paragraph" style:parent-style-name="Standard">
      <style:text-properties officeooo:paragraph-rsid="001f459f"/>
    </style:style>
    <style:style style:name="P21" style:family="paragraph" style:parent-style-name="Standard" style:list-style-name="L4">
      <style:text-properties style:font-name="Dhurjati" officeooo:rsid="00218f3f" officeooo:paragraph-rsid="00218f3f"/>
    </style:style>
    <style:style style:name="P22" style:family="paragraph" style:parent-style-name="Standard" style:list-style-name="L5">
      <style:text-properties officeooo:paragraph-rsid="00236050"/>
    </style:style>
    <style:style style:name="P23" style:family="paragraph" style:parent-style-name="Standard" style:list-style-name="L5">
      <style:text-properties officeooo:paragraph-rsid="0023bcd3"/>
    </style:style>
    <style:style style:name="P24" style:family="paragraph" style:parent-style-name="Standard">
      <style:text-properties officeooo:paragraph-rsid="00218f3f"/>
    </style:style>
    <style:style style:name="P25" style:family="paragraph" style:parent-style-name="Standard">
      <style:text-properties officeooo:paragraph-rsid="0021774b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fo:font-style="italic" style:font-style-asian="italic" style:font-style-complex="italic"/>
    </style:style>
    <style:style style:name="P28" style:family="paragraph" style:parent-style-name="Text_20_body" style:list-style-name="L2"/>
    <style:style style:name="P29" style:family="paragraph" style:parent-style-name="Text_20_body">
      <style:text-properties officeooo:paragraph-rsid="001efbfc"/>
    </style:style>
    <style:style style:name="P30" style:family="paragraph" style:parent-style-name="Text_20_body">
      <style:text-properties officeooo:rsid="001f7d13" officeooo:paragraph-rsid="001f7d13"/>
    </style:style>
    <style:style style:name="P31" style:family="paragraph" style:parent-style-name="Text_20_body">
      <style:text-properties officeooo:rsid="00203c07" officeooo:paragraph-rsid="00203c07"/>
    </style:style>
    <style:style style:name="T1" style:family="text">
      <style:text-properties officeooo:rsid="0015baf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7693" style:font-weight-asian="bold" style:font-weight-complex="bold"/>
    </style:style>
    <style:style style:name="T4" style:family="text">
      <style:text-properties fo:font-weight="bold" officeooo:rsid="001c072b" style:font-weight-asian="bold" style:font-weight-complex="bold"/>
    </style:style>
    <style:style style:name="T5" style:family="text">
      <style:text-properties fo:font-weight="bold" officeooo:rsid="001f459f" style:font-weight-asian="bold" style:font-weight-complex="bold"/>
    </style:style>
    <style:style style:name="T6" style:family="text">
      <style:text-properties fo:font-weight="bold" officeooo:rsid="00203c07" style:font-weight-asian="bold" style:font-weight-complex="bold"/>
    </style:style>
    <style:style style:name="T7" style:family="text">
      <style:text-properties fo:font-weight="bold" officeooo:rsid="0023605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459f" style:font-weight-asian="normal" style:font-weight-complex="normal"/>
    </style:style>
    <style:style style:name="T10" style:family="text">
      <style:text-properties fo:font-weight="normal" officeooo:rsid="0021774b" style:font-weight-asian="normal" style:font-weight-complex="normal"/>
    </style:style>
    <style:style style:name="T11" style:family="text">
      <style:text-properties fo:font-weight="normal" officeooo:rsid="00218f3f" style:font-weight-asian="normal" style:font-weight-complex="normal"/>
    </style:style>
    <style:style style:name="T12" style:family="text">
      <style:text-properties fo:font-weight="normal" officeooo:rsid="0023bcd3" style:font-weight-asian="normal" style:font-weight-complex="normal"/>
    </style:style>
    <style:style style:name="T13" style:family="text">
      <style:text-properties fo:font-style="normal" officeooo:rsid="0015bafc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f459f" style:font-style-asian="italic" style:font-style-complex="italic"/>
    </style:style>
    <style:style style:name="T16" style:family="text">
      <style:text-properties fo:font-style="italic" officeooo:rsid="001f459f" fo:background-color="#ffa6a6" loext:char-shading-value="0" style:font-style-asian="italic" style:font-style-complex="italic"/>
    </style:style>
    <style:style style:name="T17" style:family="text">
      <style:text-properties style:use-window-font-color="true" loext:opacity="0%" style:text-underline-style="none" officeooo:rsid="00169dc9"/>
    </style:style>
    <style:style style:name="T18" style:family="text">
      <style:text-properties style:use-window-font-color="true" loext:opacity="0%" style:text-underline-style="none" fo:font-weight="normal" officeooo:rsid="00218f3f" style:font-weight-asian="normal" style:font-weight-complex="normal"/>
    </style:style>
    <style:style style:name="T19" style:family="text">
      <style:text-properties officeooo:rsid="00197693"/>
    </style:style>
    <style:style style:name="T20" style:family="text">
      <style:text-properties officeooo:rsid="001c072b"/>
    </style:style>
    <style:style style:name="T21" style:family="text">
      <style:text-properties officeooo:rsid="001f459f"/>
    </style:style>
    <style:style style:name="T22" style:family="text">
      <style:text-properties officeooo:rsid="00203c07"/>
    </style:style>
    <style:style style:name="T23" style:family="text">
      <style:text-properties officeooo:rsid="00210f5b"/>
    </style:style>
    <style:style style:name="T24" style:family="text">
      <style:text-properties officeooo:rsid="0021774b"/>
    </style:style>
    <style:style style:name="T25" style:family="text">
      <style:text-properties officeooo:rsid="00218f3f"/>
    </style:style>
    <style:style style:name="T26" style:family="text">
      <style:text-properties style:text-underline-style="solid" style:text-underline-width="auto" style:text-underline-color="font-color" fo:font-weight="bold" officeooo:rsid="00236050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1f459f" style:font-weight-asian="bold" style:font-weight-complex="bold"/>
    </style:style>
    <style:style style:name="T28" style:family="text">
      <style:text-properties fo:color="#c9211e" loext:opacity="100%" style:text-underline-style="solid" style:text-underline-width="auto" style:text-underline-color="font-color" officeooo:rsid="00218f3f"/>
    </style:style>
    <style:style style:name="T29" style:family="text">
      <style:text-properties fo:color="#c9211e" loext:opacity="100%" style:text-underline-style="solid" style:text-underline-width="auto" style:text-underline-color="font-color" fo:font-weight="normal" officeooo:rsid="00218f3f" style:font-weight-asian="normal" style:font-weight-complex="normal"/>
    </style:style>
    <style:style style:name="T30" style:family="text">
      <style:text-properties fo:color="#c9211e" loext:opacity="100%" style:text-underline-style="solid" style:text-underline-width="auto" style:text-underline-color="font-color" fo:font-weight="normal" officeooo:rsid="001f459f" style:font-weight-asian="normal" style:font-weight-complex="normal"/>
    </style:style>
    <style:style style:name="T31" style:family="text">
      <style:text-properties fo:color="#069a2e" loext:opacity="100%" style:text-underline-style="none" fo:font-weight="normal" officeooo:rsid="00218f3f" style:font-weight-asian="normal" style:font-weight-complex="normal"/>
    </style:style>
    <style:style style:name="T32" style:family="text">
      <style:text-properties fo:color="#069a2e" loext:opacity="100%" fo:font-weight="normal" officeooo:rsid="00218f3f" style:font-weight-asian="normal" style:font-weight-complex="normal"/>
    </style:style>
    <style:style style:name="T33" style:family="text">
      <style:text-properties fo:color="#069a2e" loext:opacity="100%" officeooo:rsid="00218f3f"/>
    </style:style>
    <style:style style:name="T34" style:family="text">
      <style:text-properties officeooo:rsid="00236050"/>
    </style:style>
    <style:style style:name="T35" style:family="text">
      <style:text-properties fo:color="#a7074b" loext:opacity="100%" fo:font-weight="bold" officeooo:rsid="00236050" style:font-weight-asian="bold" style:font-weight-complex="bold"/>
    </style:style>
    <style:style style:name="T36" style:family="text">
      <style:text-properties fo:color="#a7074b" loext:opacity="100%" style:text-underline-style="solid" style:text-underline-width="auto" style:text-underline-color="font-color" fo:font-weight="bold" officeooo:rsid="00236050" style:font-weight-asian="bold" style:font-weight-complex="bold"/>
    </style:style>
    <style:style style:name="T37" style:family="text">
      <style:text-properties fo:color="#a7074b" loext:opacity="100%" style:text-underline-style="solid" style:text-underline-width="auto" style:text-underline-color="font-color" officeooo:rsid="00236050"/>
    </style:style>
    <style:style style:name="T38" style:family="text">
      <style:text-properties fo:color="#a7074b" loext:opacity="100%" officeooo:rsid="00236050"/>
    </style:style>
    <style:style style:name="T39" style:family="text">
      <style:text-properties fo:color="#3faf46" loext:opacity="100%" officeooo:rsid="001f459f"/>
    </style:style>
    <style:style style:name="T40" style:family="text">
      <style:text-properties fo:color="#3faf46" loext:opacity="100%" officeooo:rsid="0023605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DÉMARCHE AGILE</text:h>
      <text:p text:style-name="P2"/>
      <text:h text:style-name="P1" text:outline-level="3">Synthèse</text:h>
      <text:p text:style-name="Text_20_body">Répondez aux questions suivantes :</text:p>
      <text:p text:style-name="Text_20_body"/>
      <text:list xml:id="list1869994258" text:style-name="L1">
        <text:list-item>
          <text:p text:style-name="P27">Donnez une définition de l'agilité</text:p>
        </text:list-item>
      </text:list>
      <text:p text:style-name="P3">Méthode dont la conception est fragmentée en objectifs à courts termes incluant le client dans l’avancée de la conception. Augmente la flexibilité et la souplesse d’une équipe. <text:span text:style-name="T1">Développer en méthode agile se fait en multiples sprint ou la transparence est de mise et ou les inspections et tests se font à chaque fin de sprint. </text:span></text:p>
      <text:p text:style-name="P3"/>
      <text:list xml:id="list95653279667254" text:continue-numbering="true" text:style-name="L1">
        <text:list-item>
          <text:p text:style-name="P27">Pourquoi l'Extreme Programming ?</text:p>
        </text:list-item>
      </text:list>
      <text:p text:style-name="P5">La programmation extrême <text:span text:style-name="T8">vise à rendre le projet plus flexible et ouvert au changement en introduisant des valeurs de base, des principes et des pratiques</text:span>. Les principes de cette méthode existent dans l'industrie du logiciel depuis des dizaines d'années et dans les méthodes de management depuis encore plus longtemps.</text:p>
      <text:p text:style-name="P5"/>
      <text:list xml:id="list95653313610730" text:continue-numbering="true" text:style-name="L1">
        <text:list-item>
          <text:p text:style-name="P27">Quels avantages y a-t'il à utiliser SCRUM ?</text:p>
        </text:list-item>
      </text:list>
      <text:p text:style-name="P6">L’utilisation de SCRUM permet de rendre le projet par « phases » au client et de fait de pouvoir rapidement montrer un mvp</text:p>
      <text:p text:style-name="P6"/>
      <text:list xml:id="list95651996801437" text:continue-numbering="true" text:style-name="L1">
        <text:list-item>
          <text:p text:style-name="P26"><text:span text:style-name="T14">Sprint et intégration continue, expliquez le fonctionnement d'un </text:span><text:span text:style-name="Strong_20_Emphasis"><text:span text:style-name="Emphasis"><text:span text:style-name="T14">sprint</text:span></text:span></text:span></text:p>
        </text:list-item>
      </text:list>
      <text:p text:style-name="P7"><text:span text:style-name="Emphasis"><text:span text:style-name="T13">Un sprint est une sorte de calendrier à court terme d’un premier rendu. Plusieurs sprint permettent de gerer un cycle de conception en incluant au maximum un client. </text:span></text:span></text:p>
      <text:p text:style-name="P7"><text:span text:style-name="Emphasis"><text:span text:style-name="T13"/></text:span></text:p>
      <text:list xml:id="list95652879928811" text:continue-numbering="true" text:style-name="L1">
        <text:list-item>
          <text:p text:style-name="P27">TDD :(Test Driven Development), recherchez des informations pour expliquer le principe.</text:p>
        </text:list-item>
      </text:list>
      <text:p text:style-name="P4">Le TDD renvoie a une technique de développement logiciel qui vise a réduire les anomalies d’une application en favorisant la mise en œuvre fréquente de tests. Une politique de test first, en cohérence avec les méthodes agiles, qui pousse les programmeurs a faire preuve de plus de rigueur et a corriger en quasi temps réel les bugs et autres erreurs dans le code source. </text:p>
      <text:p text:style-name="P4"/>
      <text:p text:style-name="P4"/>
      <text:p text:style-name="P4"/>
      <text:section text:style-name="Sect1" text:name="menu">
        <text:p text:style-name="Standard"/>
      </text:section>
      <text:h text:style-name="P14" text:outline-level="1"><text:soft-page-break/>Utiliser des diagrammes UML</text:h>
      <text:p text:style-name="P8"/>
      <text:p text:style-name="P9"><text:span text:style-name="Strong_20_Emphasis"><text:span text:style-name="T17"/></text:span></text:p>
      <text:p text:style-name="P9"><text:span text:style-name="Strong_20_Emphasis"><text:span text:style-name="T17">A partir du cas Médiathèque</text:span></text:span></text:p>
      <text:p text:style-name="P9"><text:span text:style-name="Strong_20_Emphasis"><text:span text:style-name="T17"/></text:span></text:p>
      <text:list xml:id="list1553613993" text:style-name="L2">
        <text:list-item>
          <text:p text:style-name="P28">Identifiez les acteurs.</text:p>
        </text:list-item>
      </text:list>
      <text:p text:style-name="P12">Trouver les acteurs : Qui est intéressé par le besoin ? </text:p>
      <text:p text:style-name="P12"><text:tab/><text:tab/><text:tab/>Qui entre l’information, qui l’utilise, qui la détruit ? </text:p>
      <text:p text:style-name="P12"><text:tab/><text:tab/><text:tab/>Qui utilise cette fonction ? </text:p>
      <text:p text:style-name="P12"><text:tab/><text:tab/><text:tab/>Quels acteurs ont besoin de la fonction ? </text:p>
      <text:p text:style-name="P12"><text:tab/><text:tab/><text:tab/>Un acteur joue t’il plusieurs rôle ? </text:p>
      <text:p text:style-name="P10"/>
      <text:p text:style-name="P13"><text:span text:style-name="T3">Un </text:span><text:span text:style-name="T6">Usager</text:span> → <text:span text:style-name="T19">emprunte des livres</text:span> <text:span text:style-name="T4">Un lecteur </text:span><text:span text:style-name="T20">→ peut lire des livres </text:span></text:p>
      <text:p text:style-name="P11"><text:span text:style-name="T2">Du personnel</text:span> → enregistre de nouveau documents , enregistre les emprunts,<text:span text:style-name="T20">consulter situation lecteur.</text:span></text:p>
      <text:p text:style-name="P10"><text:span text:style-name="T2">Des bénévoles</text:span> → enregistre les emprunts, peut voir les emprunts sur un certaine période, <text:span text:style-name="T20">consulter situation lecteur.</text:span></text:p>
      <text:p text:style-name="Text_20_body"/>
      <text:list xml:id="list95652310502498" text:continue-numbering="true" text:style-name="L2">
        <text:list-item>
          <text:p text:style-name="P28">Ensuite vous identifiez les différents cas d'usage sur le cas Médiathèque. </text:p>
        </text:list-item>
      </text:list>
      <text:p text:style-name="P30"><text:span text:style-name="T22">Un Usager</text:span> peut : </text:p>
      <text:p text:style-name="P30"><text:tab/><text:tab/><text:tab/>→ posséder une carte de lecteur</text:p>
      <text:p text:style-name="P30"><text:tab/><text:tab/><text:tab/>→ emprunter un livre</text:p>
      <text:p text:style-name="P30"><text:tab/><text:tab/><text:tab/>→ emprunter un CD-Rom</text:p>
      <text:p text:style-name="P30"><text:tab/><text:tab/><text:tab/>→ emprunter un microfilm</text:p>
      <text:p text:style-name="P30"><text:tab/><text:tab/><text:tab/>→ consulter la liste des documents disponibles dans la mediath<text:span text:style-name="T24">è</text:span>que</text:p>
      <text:p text:style-name="P30"><text:tab/><text:tab/><text:tab/>→ emprunter jusqu’à 5 items simultanément </text:p>
      <text:p text:style-name="P30"><text:tab/><text:tab/><text:tab/>→ <text:span text:style-name="T22">s’enregistrer en temps que nouveau lecteur</text:span></text:p>
      <text:p text:style-name="P31">Un Bénévole peut : </text:p>
      <text:p text:style-name="P31"><text:tab/><text:tab/><text:tab/>→ Être accrédité sur une durée limité</text:p>
      <text:p text:style-name="P31"><text:tab/><text:tab/><text:tab/>→ enregistrer un prêt </text:p>
      <text:p text:style-name="P31">Un membre du Personnel peut : </text:p>
      <text:p text:style-name="P31"><text:tab/><text:tab/><text:tab/>→ <text:span text:style-name="T23">consulter une carte de lecteur </text:span></text:p>
      <text:p text:style-name="P31"><text:tab/><text:tab/><text:tab/>→ <text:span text:style-name="T23">prendre une caution d’un usager</text:span></text:p>
      <text:p text:style-name="P31"><text:soft-page-break/><text:tab/><text:tab/><text:tab/>→ <text:span text:style-name="T23">consulter l’état des salle avec écran </text:span></text:p>
      <text:p text:style-name="P31"><text:tab/><text:tab/><text:tab/>→ <text:span text:style-name="T23">acheter des documents</text:span></text:p>
      <text:p text:style-name="P31"><text:tab/><text:tab/><text:tab/>→ <text:span text:style-name="T23">enregistrer un nouveau document</text:span></text:p>
      <text:p text:style-name="P31"><text:tab/><text:tab/><text:tab/>→ <text:span text:style-name="T23">inscrire un nouvel usager</text:span></text:p>
      <text:p text:style-name="P31"><text:tab/><text:tab/><text:tab/>→ <text:span text:style-name="T23">enregistrer un prêt</text:span></text:p>
      <text:p text:style-name="P31"><text:tab/><text:tab/><text:tab/>→ <text:span text:style-name="T23">consulter le liste « état » des documents </text:span></text:p>
      <text:p text:style-name="P29"><text:tab/><text:tab/><text:tab/>→ <text:span text:style-name="T23">modifier les caractéristique d’un lecteur </text:span></text:p>
      <text:p text:style-name="P29"><text:tab/><text:tab/><text:tab/>→ <text:span text:style-name="T23">demander une relance a un lecteur </text:span></text:p>
      <text:p text:style-name="P29"><text:tab/><text:tab/><text:tab/>→ <text:span text:style-name="T23">consulter la situation d’un lecteur </text:span></text:p>
      <text:p text:style-name="P29"><text:tab/><text:tab/><text:tab/>→ <text:span text:style-name="T23">mettre hors service un document abîmé ou volé</text:span></text:p>
      <text:p text:style-name="P29"/>
      <text:list xml:id="list95653151707750" text:continue-numbering="true" text:style-name="L2">
        <text:list-item>
          <text:p text:style-name="P28">Écrivez le scénario principal et les scénarios alternatifs pour le cas d'usage qui concerne l'emprunt d'une ressource.</text:p>
        </text:list-item>
      </text:list>
      <text:list xml:id="list2045566445" text:style-name="L4">
        <text:list-header>
          <text:p text:style-name="P21">FLOT NOMINAL </text:p>
        </text:list-header>
        <text:list-item>
          <text:p text:style-name="P19"><text:span text:style-name="T15">Usager prends un </text:span><text:span text:style-name="T16">livre</text:span><text:span text:style-name="T15"> </text:span><text:span text:style-name="T21">→ l’usager présente sa carte de lecteur → la carte est valide →le système vérifie qu’il n’y a pas 5 autres emprunts en cours → le résultat est négatif </text:span><text:span text:style-name="T9">→ </text:span><text:span text:style-name="T10">le personnel/bénévole </text:span><text:span text:style-name="T9">génère une fiche de prêt → <text:s/></text:span><text:span text:style-name="T11">le délais de 4 semaines est respecté</text:span><text:span text:style-name="T9"> → </text:span><text:span text:style-name="T11">le livre est en bon état.</text:span></text:p>
        </text:list-item>
      </text:list>
      <text:p text:style-name="P15"/>
      <text:list xml:id="list304321731" text:style-name="L3">
        <text:list-item>
          <text:p text:style-name="P17"><text:span text:style-name="T15">Usager prends un </text:span><text:span text:style-name="T16">microfilm</text:span><text:span text:style-name="T15"> </text:span><text:span text:style-name="T21">→ l’usager présente sa carte de lecteur → la carte est valide →le système vérifie qu’il n’y a pas 5 autres emprunts en cours → le résultat est négatif → </text:span><text:span text:style-name="T25">le personnel consulter la liste des salle de visionnages</text:span><text:span text:style-name="T21"> → </text:span><text:span text:style-name="T5"><text:s/>un écran de lecture est libre </text:span><text:span text:style-name="T21">→ l’usager donne une caution → l’usager retourne le microfilm → </text:span><text:span text:style-name="T25">le microfilm est dans un bon état</text:span><text:span text:style-name="T21">→ la caution est retournée. </text:span></text:p>
        </text:list-item>
      </text:list>
      <text:p text:style-name="P20"/>
      <text:list xml:id="list95652047845988" text:continue-numbering="true" text:style-name="L3">
        <text:list-item>
          <text:p text:style-name="P18"><text:span text:style-name="T15">Usager prends un </text:span><text:span text:style-name="T16">CD-Rom</text:span><text:span text:style-name="T15"> </text:span><text:span text:style-name="T21">→ l’usager présente sa carte de lecteur → la carte est valide →le système vérifie qu’il n’y a pas 5 autres emprunts en cours → le résultat est négatif → </text:span><text:span text:style-name="T5">l’employé référence l’emprunt par n°lecteur et cote document pour emprunt à domicile.</text:span><text:span text:style-name="T9">→ l’usager donne une caution → </text:span><text:span text:style-name="T10">le personnel/bénévole </text:span><text:span text:style-name="T9">génère une fiche de prêt → <text:s/>retour du CD-Rom avant le délais de 4 semaines → la caution est retournée.</text:span></text:p>
        </text:list-item>
      </text:list>
      <text:p text:style-name="P25"><text:span text:style-name="T9"/></text:p>
      <text:p text:style-name="P25"><text:span text:style-name="T9"/></text:p>
      <text:list xml:id="list95651625227219" text:continue-list="list2045566445" text:style-name="L4">
        <text:list-header>
          <text:p text:style-name="P21"><text:span text:style-name="T9">FLOT </text:span><text:span text:style-name="T8">ALTERNATIF</text:span><text:span text:style-name="T9"> </text:span></text:p>
        </text:list-header>
        <text:list-item>
          <text:p text:style-name="P19"><text:span text:style-name="T15">Usager prends un </text:span><text:span text:style-name="T16">livre</text:span><text:span text:style-name="T15"> → </text:span></text:p>
          <text:list>
            <text:list-item>
              <text:p text:style-name="P19"><text:span text:style-name="T25">L</text:span><text:span text:style-name="T21">’usager présente sa carte de lecteur → la carte est </text:span><text:span text:style-name="T28">invalide</text:span><text:span text:style-name="T25"> → le prêt est </text:span><text:span text:style-name="T33">annulé</text:span><text:span text:style-name="T25">.</text:span></text:p>
            </text:list-item>
          </text:list>
          <text:p text:style-name="P19"/>
          <text:list text:continue-numbering="true">
            <text:list-item>
              <text:p text:style-name="P19"><text:span text:style-name="T21"><text:s/></text:span><text:span text:style-name="T25">L</text:span><text:span text:style-name="T21">’usager présente sa carte de lecteur → la carte est valide→le système vérifie qu’il n’y a pas 5 autres emprunts en cours → le résultat est </text:span><text:span text:style-name="T28">positif</text:span><text:span text:style-name="T21"> </text:span><text:span text:style-name="T9">→ </text:span><text:span text:style-name="T11">le prêt est </text:span><text:span text:style-name="T32">annulé</text:span><text:span text:style-name="T11">.</text:span></text:p>
            </text:list-item>
            <text:list-item>
              <text:p text:style-name="P19"><text:span text:style-name="T11">L</text:span><text:span text:style-name="T9">’usager présente sa carte de lecteur → la carte est valide →le système vérifie qu’il n’y a pas 5 autres emprunts en cours → le résultat est négatif <text:s/>→ </text:span><text:span text:style-name="T10">le personnel/bénévole </text:span><text:span text:style-name="T9">génère une fiche de prêt → </text:span><text:span text:style-name="T29">non-respect</text:span><text:span text:style-name="T30"> </text:span><text:span text:style-name="T9">du <text:s/></text:span><text:span text:style-name="T11">le délais de 4 semaines est respecté</text:span><text:span text:style-name="T9"> → </text:span><text:span text:style-name="T31">le personnel demande une relance</text:span></text:p>
            </text:list-item>
            <text:list-item>
              <text:p text:style-name="P19"><text:soft-page-break/><text:span text:style-name="T9">l’usager présente sa carte de lecteur → la carte est valide →le système vérifie qu’il n’y a pas 5 autres emprunts en cours → le résultat est négatif → </text:span><text:span text:style-name="T10">le personnel/bénévole </text:span><text:span text:style-name="T9">génère une fiche de prêt → <text:s/></text:span><text:span text:style-name="T11">le délais de 4 semaines est respecté</text:span><text:span text:style-name="T9"> → </text:span><text:span text:style-name="T11">le livre est en </text:span><text:span text:style-name="T29">mauvais état </text:span><text:span text:style-name="T18">→ le personnel </text:span><text:span text:style-name="T31">consigne le livre</text:span><text:span text:style-name="T18"> comme volé détérioré ou perdu. </text:span></text:p>
            </text:list-item>
          </text:list>
        </text:list-item>
      </text:list>
      <text:p text:style-name="P16"/>
      <text:list xml:id="list2312644306" text:style-name="L5">
        <text:list-item>
          <text:p text:style-name="P22"><text:span text:style-name="T15">Usager prends un </text:span><text:span text:style-name="T16">microfilm</text:span><text:span text:style-name="T15"> </text:span><text:span text:style-name="T21">→ </text:span></text:p>
          <text:list>
            <text:list-item>
              <text:p text:style-name="P22"><text:span text:style-name="T25">L</text:span><text:span text:style-name="T21">’usager présente sa carte de lecteur → la carte est </text:span><text:span text:style-name="T28">invalide</text:span><text:span text:style-name="T25"> → le prêt est </text:span><text:span text:style-name="T33">annulé</text:span><text:span text:style-name="T25">.</text:span></text:p>
            </text:list-item>
            <text:list-item>
              <text:p text:style-name="P22"><text:span text:style-name="T21"><text:s/></text:span><text:span text:style-name="T25">L</text:span><text:span text:style-name="T21">’usager présente sa carte de lecteur → la carte est valide→le système vérifie qu’il n’y a pas 5 autres emprunts en cours → le résultat est </text:span><text:span text:style-name="T28">positif</text:span><text:span text:style-name="T21"> </text:span><text:span text:style-name="T9">→ </text:span><text:span text:style-name="T11">le prêt est </text:span><text:span text:style-name="T32">annulé</text:span><text:span text:style-name="T11">.</text:span></text:p>
            </text:list-item>
            <text:list-item>
              <text:p text:style-name="P22"><text:span text:style-name="T25">le personnel consulter la liste des salle de visionnages</text:span><text:span text:style-name="T21"> → </text:span><text:span text:style-name="T5"><text:s/></text:span><text:span text:style-name="T36">Aucune salle de visionnage n’est libre</text:span><text:span text:style-name="T26"> </text:span><text:span text:style-name="T27"><text:s/></text:span><text:span text:style-name="T21">→ </text:span><text:span text:style-name="T34">le prêt est </text:span><text:span text:style-name="T40">annulé</text:span><text:span text:style-name="T34">,</text:span></text:p>
            </text:list-item>
            <text:list-item>
              <text:p text:style-name="P22"><text:span text:style-name="T21"><text:s/>l’usager donne une caution → l’usager </text:span><text:span text:style-name="T34">ne retourne pas </text:span><text:span text:style-name="T21">le microfilm → </text:span><text:span text:style-name="T25">le microfilm est dans un </text:span><text:span text:style-name="T37">mauvais</text:span><text:span text:style-name="T25"> état</text:span><text:span text:style-name="T21">→ </text:span><text:span text:style-name="T39">la caution est </text:span><text:span text:style-name="T40">encaissée → le microfilm est répertorié comme volé perdu ou détérioré.</text:span><text:span text:style-name="T39"> </text:span></text:p>
            </text:list-item>
          </text:list>
        </text:list-item>
      </text:list>
      <text:p text:style-name="P24"/>
      <text:list xml:id="list95652117660410" text:continue-numbering="true" text:style-name="L5">
        <text:list-item>
          <text:p text:style-name="P23"><text:span text:style-name="T15">Usager prends un </text:span><text:span text:style-name="T16">CD-Rom</text:span><text:span text:style-name="T15"> </text:span><text:span text:style-name="T21">→ </text:span></text:p>
          <text:list>
            <text:list-item>
              <text:p text:style-name="P23"><text:span text:style-name="T25">L</text:span><text:span text:style-name="T21">’usager présente sa carte de lecteur → la carte est </text:span><text:span text:style-name="T28">invalide</text:span><text:span text:style-name="T25"> → le prêt est </text:span><text:span text:style-name="T33">annulé</text:span><text:span text:style-name="T25">.</text:span></text:p>
            </text:list-item>
            <text:list-item>
              <text:p text:style-name="P23"><text:span text:style-name="T25">L</text:span><text:span text:style-name="T21">’usager présente sa carte de lecteur → la carte est </text:span><text:span text:style-name="T28">invalide</text:span><text:span text:style-name="T25"> → le prêt est </text:span><text:span text:style-name="T33">annulé</text:span><text:span text:style-name="T25">.</text:span></text:p>
            </text:list-item>
            <text:list-item>
              <text:p text:style-name="P23"><text:span text:style-name="T21"><text:s/></text:span><text:span text:style-name="T25">L</text:span><text:span text:style-name="T21">’usager présente sa carte de lecteur → la carte est valide→le système vérifie qu’il n’y a pas 5 autres emprunts en cours → le résultat est </text:span><text:span text:style-name="T28">positif</text:span><text:span text:style-name="T21"> </text:span><text:span text:style-name="T9">→ </text:span><text:span text:style-name="T11">le prêt est </text:span><text:span text:style-name="T32">annulé</text:span><text:span text:style-name="T11">.</text:span></text:p>
            </text:list-item>
            <text:list-item>
              <text:p text:style-name="P23"><text:span text:style-name="T21"><text:s/></text:span><text:span text:style-name="T5">l’employé référence l’emprunt par n°lecteur et cote document pour emprunt à domicile.</text:span><text:span text:style-name="T9">→ l’usager donne une caution → </text:span><text:span text:style-name="T10">le personnel/bénévole </text:span><text:span text:style-name="T9">génère une fiche de prêt → </text:span><text:span text:style-name="T29">non-respect</text:span><text:span text:style-name="T30"> </text:span><text:span text:style-name="T9">du <text:s/></text:span><text:span text:style-name="T11">le délais de 4 semaines est respecté</text:span><text:span text:style-name="T9"> → </text:span><text:span text:style-name="T31">le personnel demande une relance</text:span></text:p>
            </text:list-item>
            <text:list-item>
              <text:p text:style-name="P23"><text:span text:style-name="T9"><text:s text:c="2"/>retour du CD-Rom avant le délais de 4 semaines → <text:s/></text:span><text:span text:style-name="T11">le </text:span><text:span text:style-name="T12">document </text:span><text:span text:style-name="T11"><text:s/>est en </text:span><text:span text:style-name="T29">mauvais état </text:span><text:span text:style-name="T18">→ le personnel </text:span><text:span text:style-name="T31">consigne le livre</text:span><text:span text:style-name="T18"> comme volé détérioré ou perdu.</text:span><text:span text:style-name="T9">la caution est retournée.</text:span></text:p>
            </text:list-item>
          </text:list>
        </text:list-item>
      </text:list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hurjati" svg:font-family="Dhurjati" style:font-pitch="variable"/>
    <style:font-face style:name="Gargi" svg:font-family="Garg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1:33:26.880817536</meta:creation-date>
    <dc:date>2023-03-02T09:56:51.097996793</dc:date>
    <meta:editing-duration>PT31M1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72" meta:word-count="1175" meta:character-count="6718" meta:non-whitespace-character-count="5522"/>
  </office:meta>
</office:document-meta>
</file>